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ing Style Guidel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cs" fo:country="CZ" style:font-name-asian="Albany AMT1" style:font-size-asian="12pt" style:language-asian="en" style:country-asian="GB" style:font-name-complex="Lucida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1-05T16:37:14</meta:creation-date>
    <dc:date>2008-02-01T08:37:45</dc:date>
    <dc:language>cs-CZ</dc:language>
    <meta:editing-cycles>2</meta:editing-cycles>
    <meta:editing-duration>PT1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23"/>
  </office:meta>
</office:document-meta>
</file>